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tyle mathvariant="bold">
        <mrow>
          <mrow>
            <msup>
              <mi>R</mi>
              <mi>n</mi>
            </msup>
          </mrow>
        </mrow>
      </mstyle>
      <mrow>
        <mi/>
        <mo stretchy="false">=</mo>
        <mi/>
      </mrow>
      <mrow>
        <munderover>
          <mo stretchy="false">∑</mo>
          <mrow>
            <mrow>
              <mi>i</mi>
              <mo stretchy="false">=</mo>
              <mn>1</mn>
            </mrow>
          </mrow>
          <mrow>
            <mn>3</mn>
          </mrow>
        </munderover>
        <msub>
          <mi>n</mi>
          <mi>i</mi>
        </msub>
      </mrow>
      <msub>
        <mrow>
          <mstyle mathvariant="bold">
            <mrow>
              <mi>a</mi>
            </mrow>
          </mstyle>
        </mrow>
        <mi>i</mi>
      </msub>
    </mrow>
    <annotation encoding="StarMath 5.0">bold {R^n} ` = ` sum from{i=1} to{3} n_i {bold a}_i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9T18:30:47.695000000</meta:creation-date>
    <meta:generator>LibreOffice/4.1.4.2$Windows_x86 LibreOffice_project/0a0440ccc0227ad9829de5f46be37cfb6edcf72</meta:generator>
  </office:meta>
</office:document-meta>
</file>